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monospace"/>
    <style:font-face style:name="Helvetica Neue" svg:font-family="'Helvetica Neue', Helvetica, Arial, sans-serif"/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inherit" svg:font-family="inherit"/>
  </office:font-face-decls>
  <office:automatic-styles>
    <style:style style:name="P1" style:family="paragraph" style:parent-style-name="Standard">
      <style:paragraph-properties fo:margin-top="0in" fo:margin-bottom="0.1598in" style:contextual-spacing="false"/>
      <style:text-properties style:font-name="La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size of a DSA key is:</text:p>
      <text:p text:style-name="P1">Exactly 768 bits</text:p>
      <text:p text:style-name="P1">Exactly 1024 bits</text:p>
      <text:p text:style-name="P1">Exactly 1000 bits</text:p>
      <text:p text:style-name="P1">Exactly 2048 bits</text:p>
      <text:p text:style-name="P1">Question 2</text:p>
      <text:p text:style-name="P1">Which file on the server holds the public keys of the hosts that need to be authenticated?</text:p>
      <text:p text:style-name="P1">/etc/ssh/ssh_hosts</text:p>
      <text:p text:style-name="P1">~/ssh/ssh_known_hosts</text:p>
      <text:p text:style-name="P1">/etc/ssh/ssh_known_hosts</text:p>
      <text:p text:style-name="P1">/etc/ssh/ssh_hosts_known</text:p>
      <text:p text:style-name="P1">Question 3</text:p>
      <text:p text:style-name="P1">What is the function of the ssh-agent?</text:p>
      <text:p text:style-name="P1">Cache the decrypted private key and provide it to client programs</text:p>
      <text:p text:style-name="P1">Generate the signature using the private key</text:p>
      <text:p text:style-name="P1">Decrypt the private key and provide it to client programs</text:p>
      <text:p text:style-name="P1">Cache the decrypted public key and provide it to client programs</text:p>
      <text:p text:style-name="P1">Question 4</text:p>
      <text:p text:style-name="P1">Which of the following entries in /etc/ssh/sshd_config turn on SSH tunneling?</text:p>
      <text:p text:style-name="P1">AllowTcpForwarding yes</text:p>
      <text:p text:style-name="P1">AllowPortForwarding yes</text:p>
      <text:p text:style-name="P1">AllowTCPIPForwarding yes</text:p>
      <text:p text:style-name="P1">AllowTcpPortForwarding yes</text:p>
      <text:p text:style-name="P1">Question 5</text:p>
      <text:p text:style-name="P1">Which of the following commands will start a SSH session with X11 support?</text:p>
      <text:p text:style-name="P1">ssh -l marks.gsource.com</text:p>
      <text:p text:style-name="P1">ssh -x marks.gsource.com</text:p>
      <text:p text:style-name="P1">ssh -L marks.gsource.com</text:p>
      <text:p text:style-name="P1">ssh -X marks.gsource.com</text:p>
      <text:p text:style-name="P1">Question 6</text:p>
      <text:p text:style-name="P1"><text:soft-page-break/>The SSH and GnuPG keys can be protected by an optional passphrase.</text:p>
      <text:p text:style-name="P1">True or False?</text:p>
      <text:p text:style-name="P1">True</text:p>
      <text:p text:style-name="P1">False</text:p>
      <text:p text:style-name="P1">Question 7</text:p>
      <text:p text:style-name="P1">Which of the following is not a function provided by GnuPG?</text:p>
      <text:p text:style-name="P1">Providing encrypted channel for communication</text:p>
      <text:p text:style-name="P1">Digital signature</text:p>
      <text:p text:style-name="P1">Encryption</text:p>
      <text:p text:style-name="P1">Accessing public keys</text:p>
      <text:p text:style-name="P1">Question 8</text:p>
      <text:p text:style-name="P1">The ECDSA private key for a user is _______.</text:p>
      <text:p text:style-name="P1">~/.ssh/id_ecdsa</text:p>
      <text:p text:style-name="P1">/etc/ssh/ssh_config</text:p>
      <text:p text:style-name="P1">~/.ssh/id_rsa.pub</text:p>
      <text:p text:style-name="P1">~/.ssh/ecdsa.priv</text:p>
      <text:p text:style-name="P1">Question 9</text:p>
      <text:p text:style-name="P1">The /etc/ssh/ssh_host_ed25519_key.pub file is used by sshd as part of a key value pair.</text:p>
      <text:p text:style-name="P1">True or False?</text:p>
      <text:p text:style-name="P1">True</text:p>
      <text:p text:style-name="P1">False</text:p>
      <text:p text:style-name="P1">Question 10</text:p>
      <text:p text:style-name="P1">The configuration file /etc/ssh/ssh_host_ecdsa_key is used by the __________ program for ________.</text:p>
      <text:p text:style-name="P1">(choose two)</text:p>
      <text:p text:style-name="P1">telnet</text:p>
      <text:p text:style-name="P1">public-private keypair authentication</text:p>
      <text:p text:style-name="P1">sending data in clear text</text:p>
      <text:p text:style-name="P1">ssh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monospace"/>
    <style:font-face style:name="Helvetica Neue" svg:font-family="'Helvetica Neue', Helvetica, Arial, sans-serif"/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17:31:39.448432832</meta:creation-date>
    <dc:date>2022-06-01T12:37:29.376465608</dc:date>
    <meta:editing-duration>PT3H28M31S</meta:editing-duration>
    <meta:editing-cycles>25</meta:editing-cycles>
    <meta:generator>LibreOffice/7.3.3.2$Linux_X86_64 LibreOffice_project/30$Build-2</meta:generator>
    <meta:document-statistic meta:table-count="0" meta:image-count="0" meta:object-count="0" meta:page-count="2" meta:paragraph-count="58" meta:word-count="243" meta:character-count="1616" meta:non-whitespace-character-count="1431"/>
  </office:meta>
</office:document-meta>
</file>